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16e13" officeooo:paragraph-rsid="001c838d" style:font-size-asian="18pt" style:font-weight-asian="normal" style:font-size-complex="18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e13" officeooo:paragraph-rsid="001c838d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1c838d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1.538cm" fo:min-width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3.473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Não Temas</text:span><text:tab/><text:tab/><text:tab/>Coral Kemuel<text:tab/><text:tab/><text:span text:style-name="T3">[ </text:span><text:span text:style-name="T4">41</text:span><text:span text:style-name="T3"> ]</text:span></text:p>
      <text:p text:style-name="P1">Gritos rumores de guerra, Uma angústia sem fim</text:p>
      <text:p text:style-name="P1">O que acontece com a terra? A natureza caminha ao fim</text:p>
      <text:p text:style-name="P1"/>
      <text:p text:style-name="P1">O homem perde a razão, Ganância, violência, prostituição</text:p>
      <text:p text:style-name="P1">O mal vence o bem, justiça não tem, Muitos distantes de Deus!</text:p>
      <text:p text:style-name="P1"><draw:custom-shape text:anchor-type="paragraph" draw:z-index="0" draw:style-name="gr1" draw:text-style-name="P3" svg:width="0.16cm" svg:height="1.537cm" svg:x="14.377cm" svg:y="0.5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<draw:frame text:anchor-type="paragraph" draw:z-index="2" draw:style-name="gr3" draw:text-style-name="P5" svg:width="1.059cm" svg:height="0.451cm" svg:x="14.748cm" svg:y="0.485cm"><draw:text-box><text:p text:style-name="P4"><text:span text:style-name="T5">2x</text:span></text:p></draw:text-box></draw:frame>O amor não existe mais, filhos matam os pais</text:p>
      <text:p text:style-name="P1">A frieza tomou conta do coração</text:p>
      <text:p text:style-name="P1"/>
      <text:p text:style-name="P1">Pra onde fugir? Pra onde correr? Quem irá nos socorrer?</text:p>
      <text:p text:style-name="P1">Terá salvação para a geração, Onde estamos eu e você?</text:p>
      <text:p text:style-name="P1"/>
      <text:p text:style-name="P1">"Não temas eis que logo venho</text:p>
      <text:p text:style-name="P1">Sou Jesus, aquele que morreu pra te salvar!"</text:p>
      <text:p text:style-name="P1">"Não temas eis que logo venho</text:p>
      <text:p text:style-name="P1">Sou Jesus, aquele que morreu pra te salvar!"</text:p>
      <text:p text:style-name="P1"/>
      <text:p text:style-name="P1">Voltarei pra te buscar, esteja preparado!</text:p>
      <text:p text:style-name="P1">Voltarei pra te buscar, esteja preparado!</text:p>
      <text:p text:style-name="P1">Voltarei pra te buscar, esteja preparado! (volta, volta, volta!)</text:p>
      <text:p text:style-name="P1">Voltarei pra te buscar, esteja preparado!</text:p>
      <text:p text:style-name="P1"><draw:custom-shape text:anchor-type="paragraph" draw:z-index="1" draw:style-name="gr2" draw:text-style-name="P3" svg:width="0.265cm" svg:height="3.472cm" svg:x="14.219cm" svg:y="0.5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"Não temas eis que logo venho</text:p>
      <text:p text:style-name="P1">Sou Jesus, aquele que morreu pra te salvar!"</text:p>
      <text:p text:style-name="P1"><draw:frame text:anchor-type="paragraph" draw:z-index="3" draw:style-name="gr3" draw:text-style-name="P5" svg:width="1.059cm" svg:height="0.451cm" svg:x="14.695cm" svg:y="0.035cm"><draw:text-box><text:p text:style-name="P4"><text:span text:style-name="T5">2x</text:span></text:p></draw:text-box></draw:frame>"Não temas eis que logo venho</text:p>
      <text:p text:style-name="P1">Sou Jesus, aquele que morreu pra te salvar!"</text:p>
      <text:p text:style-name="P1">Oooh, oooh, oooh, oooh</text:p>
      <text:p text:style-name="P1"/>
      <text:p text:style-name="P1">Eis que breve vem meu Jesus</text:p>
      <text:p text:style-name="P1">Anseio sua volta! (volta! Volta!)</text:p>
      <text:p text:style-name="P1">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5:29:49.829104771</dc:date>
    <meta:editing-duration>PT24M27S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5" meta:word-count="180" meta:character-count="997" meta:non-whitespace-character-count="839"/>
  </office:meta>
</office:document-meta>
</file>